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6a9" officeooo:paragraph-rsid="001266a9"/>
    </style:style>
    <style:style style:name="P2" style:family="paragraph" style:parent-style-name="Standard">
      <style:text-properties officeooo:rsid="001266a9" officeooo:paragraph-rsid="0014fe7d"/>
    </style:style>
    <style:style style:name="P3" style:family="paragraph" style:parent-style-name="Standard">
      <style:text-properties officeooo:rsid="001266a9" officeooo:paragraph-rsid="001df5c5"/>
    </style:style>
    <style:style style:name="P4" style:family="paragraph" style:parent-style-name="Standard">
      <style:text-properties fo:font-weight="bold" officeooo:rsid="001266a9" officeooo:paragraph-rsid="001266a9" style:font-weight-asian="bold" style:font-weight-complex="bold"/>
    </style:style>
    <style:style style:name="P5" style:family="paragraph" style:parent-style-name="Standard">
      <style:text-properties fo:font-weight="bold" officeooo:rsid="001266a9" officeooo:paragraph-rsid="00134098" style:font-weight-asian="bold" style:font-weight-complex="bold"/>
    </style:style>
    <style:style style:name="P6" style:family="paragraph" style:parent-style-name="Standard">
      <style:text-properties fo:font-weight="bold" officeooo:rsid="00134098" officeooo:paragraph-rsid="00134098" style:font-weight-asian="bold" style:font-weight-complex="bold"/>
    </style:style>
    <style:style style:name="P7" style:family="paragraph" style:parent-style-name="Standard">
      <style:text-properties officeooo:rsid="0020830c" officeooo:paragraph-rsid="0020830c"/>
    </style:style>
    <style:style style:name="P8" style:family="paragraph" style:parent-style-name="Standard">
      <style:text-properties officeooo:rsid="0021e2e0" officeooo:paragraph-rsid="0021e2e0"/>
    </style:style>
    <style:style style:name="P9" style:family="paragraph" style:parent-style-name="Standard">
      <style:text-properties officeooo:rsid="0022090c" officeooo:paragraph-rsid="0022090c"/>
    </style:style>
    <style:style style:name="P10" style:family="paragraph" style:parent-style-name="Standard">
      <style:text-properties officeooo:rsid="00243cb2" officeooo:paragraph-rsid="00243cb2"/>
    </style:style>
    <style:style style:name="P11" style:family="paragraph" style:parent-style-name="Standard">
      <style:text-properties officeooo:rsid="002451ef" officeooo:paragraph-rsid="002451ef"/>
    </style:style>
    <style:style style:name="P12" style:family="paragraph" style:parent-style-name="Standard">
      <style:text-properties officeooo:rsid="002451ef" officeooo:paragraph-rsid="0022090c"/>
    </style:style>
    <style:style style:name="P13" style:family="paragraph" style:parent-style-name="Standard">
      <style:text-properties officeooo:rsid="00253d88" officeooo:paragraph-rsid="00253d88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266a9" officeooo:paragraph-rsid="001266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07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e359" style:font-weight-asian="normal" style:font-weight-complex="normal"/>
    </style:style>
    <style:style style:name="T5" style:family="text">
      <style:text-properties fo:font-weight="normal" officeooo:rsid="00167e3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4fe7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9e359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14fe7d"/>
    </style:style>
    <style:style style:name="T11" style:family="text">
      <style:text-properties style:text-underline-style="solid" style:text-underline-width="auto" style:text-underline-color="font-color" officeooo:rsid="00167e33"/>
    </style:style>
    <style:style style:name="T12" style:family="text">
      <style:text-properties style:text-underline-style="solid" style:text-underline-width="auto" style:text-underline-color="font-color" officeooo:rsid="00184d6a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officeooo:rsid="00167e33"/>
    </style:style>
    <style:style style:name="T15" style:family="text">
      <style:text-properties officeooo:rsid="0014a07a"/>
    </style:style>
    <style:style style:name="T16" style:family="text">
      <style:text-properties officeooo:rsid="0014fe7d"/>
    </style:style>
    <style:style style:name="T17" style:family="text">
      <style:text-properties officeooo:rsid="00167e33"/>
    </style:style>
    <style:style style:name="T18" style:family="text">
      <style:text-properties officeooo:rsid="0019e359"/>
    </style:style>
    <style:style style:name="T19" style:family="text">
      <style:text-properties officeooo:rsid="001df5c5"/>
    </style:style>
    <style:style style:name="T20" style:family="text">
      <style:text-properties officeooo:rsid="002209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odel Relational</text:span></text:p>
      <text:p text:style-name="P1"/>
      <text:p text:style-name="P3">Rank (<text:span text:style-name="T1">id</text:span> integer, type varchar)</text:p>
      <text:p text:style-name="P1"/>
      <text:p text:style-name="P1">Kennel (<text:span text:style-name="T1">id</text:span> integer, name varchar , <text:s/><text:span text:style-name="T19">location point</text:span>, location, <text:span text:style-name="T7">idRank FK</text:span>)</text:p>
      <text:p text:style-name="P1"/>
      <text:p text:style-name="P1">User (<text:span text:style-name="T1">id</text:span> integer, uib integer, accountEnabled boolean, <text:span text:style-name="T6">idRank FK</text:span> )</text:p>
      <text:p text:style-name="P1"/>
      <text:p text:style-name="P2">Publication (<text:span text:style-name="T1">id</text:span> integer, dateCreation date, isAdopted boolean, numComplain<text:span text:style-name="T20">t</text:span> integer, lati, longi, isDoneDeal boolean, <text:span text:style-name="T7">idUser</text:span><text:span text:style-name="T8">Owner FK</text:span><text:span text:style-name="T16">, </text:span><text:span text:style-name="T10">idUserDeal </text:span><text:span text:style-name="T11">FK</text:span><text:span text:style-name="T14">, </text:span><text:span text:style-name="T12">idAnimal FK</text:span>)</text:p>
      <text:p text:style-name="P1"/>
      <text:p text:style-name="P1">Animal(id integer, age integer, sex integer, isCastrated integer, description text, urlImage1 varchar, urlImage2 varchar, urlImage3 varchar, urlImage4 varchar, urlImage5 varchar, <text:span text:style-name="T6">idBleed FK</text:span>)</text:p>
      <text:p text:style-name="P1"/>
      <text:p text:style-name="P1">Bleed (id integer, name varchar, needPermission boolean, urlImage varchar, <text:span text:style-name="T6">idTypeAnimal FK</text:span>)</text:p>
      <text:p text:style-name="P1"/>
      <text:p text:style-name="P1">TypeAnimal (id integer, name varchar, urlImage varchar)</text:p>
      <text:p text:style-name="P1"/>
      <text:p text:style-name="P4">R_Reservation(<text:span text:style-name="T17">idReservation </text:span><text:span text:style-name="T5">integer</text:span><text:span text:style-name="T17">, </text:span><text:span text:style-name="T7">idUser </text:span><text:span text:style-name="T9">FK</text:span><text:span text:style-name="T13">, </text:span><text:span text:style-name="T7">idBleed </text:span><text:span text:style-name="T9">FK</text:span><text:span text:style-name="T18">, </text:span><text:s/><text:span text:style-name="T3">dateCreation</text:span> <text:span text:style-name="T4">date</text:span>)</text:p>
      <text:p text:style-name="P5">R_Chat (<text:span text:style-name="T17">idChat </text:span><text:span text:style-name="T4">integer</text:span><text:span text:style-name="T5">, </text:span><text:span text:style-name="T7">idUser </text:span><text:span text:style-name="T9">FK</text:span><text:span text:style-name="T3">, </text:span><text:span text:style-name="T7">idAnimal </text:span><text:span text:style-name="T9">FK</text:span><text:span text:style-name="T3">, </text:span><text:span text:style-name="T4">dateCreation date</text:span>)</text:p>
      <text:p text:style-name="P14"/>
      <text:p text:style-name="P1"/>
      <text:p text:style-name="P6">New Relations</text:p>
      <text:p text:style-name="P1"/>
      <text:p text:style-name="P1">R_Kennel_Rank(<text:span text:style-name="T1">idKennel</text:span>, idRank) →<text:span text:style-name="T15"> Done</text:span></text:p>
      <text:p text:style-name="P1"/>
      <text:p text:style-name="P1">R_Rank_User(idRank, <text:span text:style-name="T1">idUser</text:span>) →<text:span text:style-name="T15"> Done</text:span></text:p>
      <text:p text:style-name="P1"/>
      <text:p text:style-name="P1">R_User_Publication(idUser, <text:span text:style-name="T1">idPublication</text:span>) →<text:span text:style-name="T16"> User make new Publication</text:span></text:p>
      <text:p text:style-name="P1"/>
      <text:p text:style-name="P2">R_User_Publication(idUser, <text:span text:style-name="T1">idPublication</text:span>) →<text:span text:style-name="T17"> Deal with that User (d</text:span></text:p>
      <text:p text:style-name="P1"/>
      <text:p text:style-name="P1">R_Publication_Animal (<text:span text:style-name="T1">idPublication</text:span>, idAnimal) →<text:span text:style-name="T18"> Done</text:span></text:p>
      <text:p text:style-name="P1"/>
      <text:p text:style-name="P1">R_Bleed_Animal (idBleed, <text:span text:style-name="T1">idAnimal</text:span>) →<text:span text:style-name="T18"> Done</text:span></text:p>
      <text:p text:style-name="P1"/>
      <text:p text:style-name="P1">R_TypeAnimal_Bleed (idTypeAnimal, <text:span text:style-name="T1">idBleed</text:span>) →<text:span text:style-name="T18"> Done</text:span></text:p>
      <text:p text:style-name="P1"/>
      <text:p text:style-name="P1"/>
      <text:p text:style-name="P4">R_Reservation(idUser, idBleed , dateCreation) →<text:span text:style-name="T15"> Done</text:span></text:p>
      <text:p text:style-name="P1"><text:span text:style-name="T1">R_Chat</text:span> (idUser, idAnimal) →<text:span text:style-name="T15"> </text:span><text:span text:style-name="T2">Don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1:32:54.109711662</meta:creation-date>
    <dc:date>2016-09-12T14:21:49.761585383</dc:date>
    <meta:editing-duration>PT1H28M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55" meta:character-count="1274" meta:non-whitespace-character-count="1137"/>
  </office:meta>
</office:document-meta>
</file>